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1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THALIAH, JUDAH'S SEVENTH RULER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THALIAH, JUDAH'S SEVENTH RULER (11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vil quee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evil quee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nes she murder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ne she misses (11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THALIAH, JUDAH'S SEVENTH RULER (11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evil queen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executed queen (11:4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executed queen (11:4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est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lan (11:5-1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lan (1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garding Joash (11:5-1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Regarding Athaliah (11:13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executed queen (11:4-18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iest (11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lan (11:5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act (11:17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THALIAH, JUDAH'S SEVENTH RULER (11:1-18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evil queen (11:1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executed queen (11:4-1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KINGS 11-1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ATHALIAH, JUDAH'S SEVENTH RULER (11:1-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JOASH, JUDAH'S EIGHTH RULER (11:19-12:2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JOASH, JUDAH'S EIGHTH RULER (11:19-12:21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scension of Joash (11:19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ctivities of Joash (12:1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activities of Joash (12:1-18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Joash and the Temple money (12:1-16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Joash and the Temple money (12:1-16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command (12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concern (12:6-8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hest (12:9-16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ctivities of Joash (12:1-18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Joash and the Temple money (12:1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Joash and the tribute money (12: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OASH, JUDAH'S EIGHTH RULER (11:19-12:21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scension of Joash (11:19-2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ctivities of Joash (12:1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2 KINGS 11-12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THALIAH, JUDAH'S SEVENTH RULER (11:1-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OASH, JUDAH'S EIGHTH RULER (11:19-12:2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1-12 </dc:title>
    <meta:initial-creator>David STRICKLAND</meta:initial-creator>
    <dc:creator>David STRICKLAND</dc:creator>
    <meta:creation-date>2020-02-23T23:10:03Z</meta:creation-date>
    <dc:date>2020-02-23T23:10:04Z</dc:date>
    <meta:template xlink:href="BibleStudy" xlink:type="simple"/>
    <meta:editing-cycles>1</meta:editing-cycles>
    <meta:editing-duration>PT0S</meta:editing-duration>
    <meta:document-statistic meta:paragraph-count="44" meta:word-count="311"/>
  </office:meta>
</office:document-meta>
</file>